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0.9047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99ff99"/>
    </style:style>
    <style:style style:name="ce9" style:family="table-cell" style:parent-style-name="Default" style:data-style-name="N116">
      <style:table-cell-properties fo:background-color="transparent"/>
    </style:style>
    <style:style style:name="ce10" style:family="table-cell" style:parent-style-name="Default" style:data-style-name="N116">
      <style:table-cell-properties fo:background-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1"/>
        </table:table-row>
        <table:table-row table:style-name="ro1">
          <table:table-cell table:style-name="ce1"/>
          <table:table-cell table:style-name="ce3" office:value-type="string">
            <text:p>Gear</text:p>
          </table:table-cell>
          <table:table-cell table:style-name="ce1" office:value-type="string">
            <text:p>R150F</text:p>
          </table:table-cell>
          <table:table-cell table:style-name="ce1" office:value-type="string">
            <text:p>R151F</text:p>
          </table:table-cell>
          <table:table-cell table:style-name="ce1" office:value-type="string">
            <text:p>R155F</text:p>
          </table:table-cell>
          <table:table-cell table:style-name="ce1" office:value-type="string">
            <text:p>R156F</text:p>
          </table:table-cell>
          <table:table-cell table:style-name="ce1" office:value-type="string">
            <text:p>TDI Trans</text:p>
          </table:table-cell>
          <table:table-cell table:style-name="ce1" office:value-type="string">
            <text:p><text:s/>RA60F </text:p>
          </table:table-cell>
          <table:table-cell table:style-name="ce1" office:value-type="string">
            <text:p><text:s/>RA61F </text:p>
          </table:table-cell>
          <table:table-cell table:style-name="ce1" office:value-type="string">
            <text:p><text:s/>RC62F </text:p>
          </table:table-cell>
          <table:table-cell table:style-name="ce1" office:value-type="string">
            <text:p>Amarok BiTDI</text:p>
          </table:table-cell>
          <table:table-cell table:style-name="ce1"/>
          <table:table-cell table:style-name="ce1" office:value-type="string">
            <text:p>Toyota Diffs</text:p>
          </table:table-cell>
          <table:table-cell table:style-name="ce1"/>
          <table:table-cell table:style-name="ce1" office:value-type="string">
            <text:p>Pi</text:p>
          </table:table-cell>
          <table:table-cell/>
          <table:table-cell table:style-name="ce1"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3.83">
            <text:p>3.83</text:p>
          </table:table-cell>
          <table:table-cell table:style-name="ce4" office:value-type="float" office:value="4.32">
            <text:p>4.32</text:p>
          </table:table-cell>
          <table:table-cell table:style-name="ce4" office:value-type="float" office:value="3.95">
            <text:p>3.95</text:p>
          </table:table-cell>
          <table:table-cell table:style-name="ce4" office:value-type="float" office:value="4.31">
            <text:p>4.31</text:p>
          </table:table-cell>
          <table:table-cell table:style-name="ce4" office:value-type="float" office:value="3.77">
            <text:p>3.77</text:p>
          </table:table-cell>
          <table:table-cell table:number-columns-repeated="2" table:style-name="ce4" office:value-type="float" office:value="4.17">
            <text:p>4.17</text:p>
          </table:table-cell>
          <table:table-cell table:style-name="ce4" office:value-type="float" office:value="3.98">
            <text:p>3.98</text:p>
          </table:table-cell>
          <table:table-cell table:style-name="ce4" office:value-type="float" office:value="4.82">
            <text:p>4.82</text:p>
          </table:table-cell>
          <table:table-cell/>
          <table:table-cell table:style-name="ce4" office:value-type="float" office:value="4.1">
            <text:p>4.10</text:p>
          </table:table-cell>
          <table:table-cell/>
          <table:table-cell office:value-type="float" office:value="3.14159265">
            <text:p>3.1415926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float" office:value="2.06">
            <text:p>2.06</text:p>
          </table:table-cell>
          <table:table-cell table:style-name="ce4" office:value-type="float" office:value="2.33">
            <text:p>2.33</text:p>
          </table:table-cell>
          <table:table-cell table:style-name="ce4" office:value-type="float" office:value="2.06">
            <text:p>2.06</text:p>
          </table:table-cell>
          <table:table-cell table:style-name="ce4" office:value-type="float" office:value="2.33">
            <text:p>2.33</text:p>
          </table:table-cell>
          <table:table-cell table:style-name="ce4" office:value-type="float" office:value="1.96">
            <text:p>1.96</text:p>
          </table:table-cell>
          <table:table-cell table:number-columns-repeated="2" table:style-name="ce4" office:value-type="float" office:value="2.19">
            <text:p>2.19</text:p>
          </table:table-cell>
          <table:table-cell table:style-name="ce4" office:value-type="float" office:value="2.02">
            <text:p>2.02</text:p>
          </table:table-cell>
          <table:table-cell table:style-name="ce4" office:value-type="float" office:value="2.54">
            <text:p>2.54</text:p>
          </table:table-cell>
          <table:table-cell/>
          <table:table-cell table:style-name="ce4" office:value-type="float" office:value="4.3">
            <text:p>4.3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table:style-name="ce4" office:value-type="float" office:value="1.44">
            <text:p>1.44</text:p>
          </table:table-cell>
          <table:table-cell table:style-name="ce4" office:value-type="float" office:value="1.26">
            <text:p>1.26</text:p>
          </table:table-cell>
          <table:table-cell table:number-columns-repeated="2" table:style-name="ce4" office:value-type="float" office:value="1.49">
            <text:p>1.49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9">
            <text:p>1.49</text:p>
          </table:table-cell>
          <table:table-cell/>
          <table:table-cell table:style-name="ce4" office:value-type="float" office:value="4.56">
            <text:p>4.5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table:style-name="ce4" office:value-type="float" office:value="1">
            <text:p>1.00</text:p>
          </table:table-cell>
          <table:table-cell table:style-name="ce4" office:value-type="float" office:value="0.87">
            <text:p>0.87</text:p>
          </table:table-cell>
          <table:table-cell table:number-columns-repeated="2" table:style-name="ce4" office:value-type="float" office:value="1.19">
            <text:p>1.19</text:p>
          </table:table-cell>
          <table:table-cell table:number-columns-repeated="2" table:style-name="ce4" office:value-type="float" office:value="1">
            <text:p>1.00</text:p>
          </table:table-cell>
          <table:table-cell/>
          <table:table-cell table:style-name="ce4" office:value-type="float" office:value="4.88">
            <text:p>4.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4" office:value-type="float" office:value="0.84">
            <text:p>0.84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0.79">
            <text:p>0.79</text:p>
          </table:table-cell>
          <table:table-cell table:style-name="ce4" office:value-type="float" office:value="0.86">
            <text:p>0.86</text:p>
          </table:table-cell>
          <table:table-cell table:number-columns-repeated="2" table:style-name="ce4" office:value-type="float" office:value="1">
            <text:p>1.00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0.76">
            <text:p>0.76</text:p>
          </table:table-cell>
          <table:table-cell/>
          <table:table-cell table:style-name="ce4" office:value-type="float" office:value="5.29">
            <text:p>5.2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table:number-columns-repeated="4"/>
          <table:table-cell table:style-name="ce4" office:value-type="float" office:value="0.72">
            <text:p>0.72</text:p>
          </table:table-cell>
          <table:table-cell table:style-name="ce12" office:value-type="float" office:value="0.85">
            <text:p>0.85</text:p>
          </table:table-cell>
          <table:table-cell table:style-name="ce13" office:value-type="float" office:value="0.8">
            <text:p>0.80</text:p>
          </table:table-cell>
          <table:table-cell table:style-name="ce12" office:value-type="float" office:value="0.71">
            <text:p>0.71</text:p>
          </table:table-cell>
          <table:table-cell table:style-name="ce4" office:value-type="float" office:value="0.64">
            <text:p>0.64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/>
          <table:table-cell office:value-type="string">
            <text:p>reverse</text:p>
          </table:table-cell>
          <table:table-cell table:number-columns-repeated="4" office:value-type="float" office:value="4.22">
            <text:p>4.22</text:p>
          </table:table-cell>
          <table:table-cell table:style-name="ce11" office:value-type="string">
            <text:p>?</text:p>
          </table:table-cell>
          <table:table-cell table:number-columns-repeated="2" office:value-type="float" office:value="3.61">
            <text:p>3.61</text:p>
          </table:table-cell>
          <table:table-cell office:value-type="float" office:value="3.39">
            <text:p>3.39</text:p>
          </table:table-cell>
          <table:table-cell table:style-name="ce4" office:value-type="float" office:value="4.37">
            <text:p>4.37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5" office:value-type="string" table:number-columns-spanned="3" table:number-rows-spanned="1">
            <text:p>RPM @ MPH</text:p>
          </table:table-cell>
          <table:covered-table-cell table:style-name="ce5"/>
          <table:covered-table-cell table:style-name="ce1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" office:value-type="string">
            <text:p>Current</text:p>
          </table:table-cell>
          <table:table-cell table:style-name="ce1" office:value-type="string">
            <text:p>R150F</text:p>
          </table:table-cell>
          <table:table-cell table:style-name="ce1" office:value-type="string">
            <text:p>Final Drive</text:p>
          </table:table-cell>
          <table:table-cell table:style-name="ce6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3.83">
            <text:p>3.83</text:p>
          </table:table-cell>
          <table:table-cell table:formula="of:=[.$C14]*[.$C$20]" office:value-type="float" office:value="18.6904">
            <text:p>18.6904</text:p>
          </table:table-cell>
          <table:table-cell table:style-name="ce7" table:formula="of:=(1056*[.E$13]*[.$D14])/([.$O$4]*[.$C$21])" office:value-type="float" office:value="9872.503289511">
            <text:p>9872.5</text:p>
          </table:table-cell>
          <table:table-cell table:style-name="ce7" table:formula="of:=(1056*[.F$13]*[.$D14])/([.$O$4]*[.$C$21])" office:value-type="float" office:value="11667.5038876039">
            <text:p>11667.5</text:p>
          </table:table-cell>
          <table:table-cell table:style-name="ce7" table:formula="of:=(1056*[.G$13]*[.$D14])/([.$O$4]*[.$C$21])" office:value-type="float" office:value="13462.5044856968">
            <text:p>13462.5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float" office:value="2.06">
            <text:p>2.06</text:p>
          </table:table-cell>
          <table:table-cell table:formula="of:=[.$C15]*[.$C$20]" office:value-type="float" office:value="10.0528">
            <text:p>10.0528</text:p>
          </table:table-cell>
          <table:table-cell table:style-name="ce7" table:formula="of:=(1056*[.E$13]*[.$D15])/([.$O$4]*[.$C$21])" office:value-type="float" office:value="5310.01482412341">
            <text:p>5310.0</text:p>
          </table:table-cell>
          <table:table-cell table:style-name="ce7" table:formula="of:=(1056*[.F$13]*[.$D15])/([.$O$4]*[.$C$21])" office:value-type="float" office:value="6275.47206487312">
            <text:p>6275.5</text:p>
          </table:table-cell>
          <table:table-cell table:style-name="ce7" table:formula="of:=(1056*[.G$13]*[.$D15])/([.$O$4]*[.$C$21])" office:value-type="float" office:value="7240.92930562283">
            <text:p>7240.9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float" office:value="1.44">
            <text:p>1.44</text:p>
          </table:table-cell>
          <table:table-cell table:formula="of:=[.$C16]*[.$C$20]" office:value-type="float" office:value="7.0272">
            <text:p>7.0272</text:p>
          </table:table-cell>
          <table:table-cell table:style-name="ce8" table:formula="of:=(1056*[.E$13]*[.$D16])/([.$O$4]*[.$C$21])" office:value-type="float" office:value="3711.85502268821">
            <text:p>3711.9</text:p>
          </table:table-cell>
          <table:table-cell table:style-name="ce8" table:formula="of:=(1056*[.F$13]*[.$D16])/([.$O$4]*[.$C$21])" office:value-type="float" office:value="4386.73775408606">
            <text:p>4386.7</text:p>
          </table:table-cell>
          <table:table-cell table:style-name="ce7" table:formula="of:=(1056*[.G$13]*[.$D16])/([.$O$4]*[.$C$21])" office:value-type="float" office:value="5061.62048548392">
            <text:p>5061.6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float" office:value="1">
            <text:p>1.00</text:p>
          </table:table-cell>
          <table:table-cell table:formula="of:=[.$C17]*[.$C$20]" office:value-type="float" office:value="4.88">
            <text:p>4.88</text:p>
          </table:table-cell>
          <table:table-cell table:style-name="ce8" table:formula="of:=(1056*[.E$13]*[.$D17])/([.$O$4]*[.$C$21])" office:value-type="float" office:value="2577.67709908903">
            <text:p>2577.7</text:p>
          </table:table-cell>
          <table:table-cell table:style-name="ce8" table:formula="of:=(1056*[.F$13]*[.$D17])/([.$O$4]*[.$C$21])" office:value-type="float" office:value="3046.34566255977">
            <text:p>3046.3</text:p>
          </table:table-cell>
          <table:table-cell table:style-name="ce8" table:formula="of:=(1056*[.G$13]*[.$D17])/([.$O$4]*[.$C$21])" office:value-type="float" office:value="3515.0142260305">
            <text:p>3515.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float" office:value="0.84">
            <text:p>0.84</text:p>
          </table:table-cell>
          <table:table-cell table:formula="of:=[.$C18]*[.$C$20]" office:value-type="float" office:value="4.0992">
            <text:p>4.0992</text:p>
          </table:table-cell>
          <table:table-cell table:style-name="ce9" table:formula="of:=(1056*[.E$13]*[.$D18])/([.$O$4]*[.$C$21])" office:value-type="float" office:value="2165.24876323479">
            <text:p>2165.2</text:p>
          </table:table-cell>
          <table:table-cell table:style-name="ce8" table:formula="of:=(1056*[.F$13]*[.$D18])/([.$O$4]*[.$C$21])" office:value-type="float" office:value="2558.9303565502">
            <text:p>2558.9</text:p>
          </table:table-cell>
          <table:table-cell table:style-name="ce8" table:formula="of:=(1056*[.G$13]*[.$D18])/([.$O$4]*[.$C$21])" office:value-type="float" office:value="2952.61194986562">
            <text:p>2952.6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reverse</text:p>
          </table:table-cell>
          <table:table-cell office:value-type="float" office:value="4.22">
            <text:p>4.22</text:p>
          </table:table-cell>
          <table:table-cell table:formula="of:=[.$C19]*[.$C$20]" office:value-type="float" office:value="20.5936">
            <text:p>20.5936</text:p>
          </table:table-cell>
          <table:table-cell table:style-name="ce7" table:formula="of:=(1056*[.E$13]*[.$D19])/([.$O$4]*[.$C$21])" office:value-type="float" office:value="10877.7973581557">
            <text:p>10877.8</text:p>
          </table:table-cell>
          <table:table-cell table:style-name="ce7" table:formula="of:=(1056*[.F$13]*[.$D19])/([.$O$4]*[.$C$21])" office:value-type="float" office:value="12855.5786960022">
            <text:p>12855.6</text:p>
          </table:table-cell>
          <table:table-cell table:style-name="ce7" table:formula="of:=(1056*[.G$13]*[.$D19])/([.$O$4]*[.$C$21])" office:value-type="float" office:value="14833.3600338487">
            <text:p>14833.4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diff</text:p>
          </table:table-cell>
          <table:table-cell office:value-type="float" office:value="4.88">
            <text:p>4.8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re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2"/>
          <table:table-cell table:style-name="ce5" office:value-type="string" table:number-columns-spanned="3" table:number-rows-spanned="1">
            <text:p>RPM @ MPH</text:p>
          </table:table-cell>
          <table:covered-table-cell table:style-name="ce5" office:value-type="string">
            <text:p>RPM @ MPH</text:p>
          </table:covered-table-cell>
          <table:covered-table-cell table:style-name="ce1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1" office:value-type="string">
            <text:p>VW TDI</text:p>
          </table:table-cell>
          <table:table-cell table:style-name="ce1" office:value-type="string">
            <text:p>TDI Trans</text:p>
          </table:table-cell>
          <table:table-cell table:style-name="ce1" office:value-type="string">
            <text:p>Final Drive</text:p>
          </table:table-cell>
          <table:table-cell table:style-name="ce6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3.77">
            <text:p>3.77</text:p>
          </table:table-cell>
          <table:table-cell table:style-name="ce4" table:formula="of:=[.$C25]*[.$C$32]" office:value-type="float" office:value="10.4052">
            <text:p>10.41</text:p>
          </table:table-cell>
          <table:table-cell table:style-name="ce7" table:formula="of:=(1056*[.E$13]*[.$D25])/([.$O$4]*[.$C$33])" office:value-type="float" office:value="7694.61968279051">
            <text:p>7694.6</text:p>
          </table:table-cell>
          <table:table-cell table:style-name="ce7" table:formula="of:=(1056*[.F$13]*[.$D25])/([.$O$4]*[.$C$33])" office:value-type="float" office:value="9093.64144329788">
            <text:p>9093.6</text:p>
          </table:table-cell>
          <table:table-cell table:style-name="ce7" table:formula="of:=(1056*[.G$13]*[.$D25])/([.$O$4]*[.$C$33])" office:value-type="float" office:value="10492.6632038052">
            <text:p>10492.7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float" office:value="1.96">
            <text:p>1.96</text:p>
          </table:table-cell>
          <table:table-cell table:style-name="ce4" table:formula="of:=[.$C26]*[.$C$32]" office:value-type="float" office:value="5.4096">
            <text:p>5.41</text:p>
          </table:table-cell>
          <table:table-cell table:style-name="ce7" table:formula="of:=(1056*[.E$13]*[.$D26])/([.$O$4]*[.$C$33])" office:value-type="float" office:value="4000.38582977968">
            <text:p>4000.4</text:p>
          </table:table-cell>
          <table:table-cell table:style-name="ce7" table:formula="of:=(1056*[.F$13]*[.$D26])/([.$O$4]*[.$C$33])" office:value-type="float" office:value="4727.72870792144">
            <text:p>4727.7</text:p>
          </table:table-cell>
          <table:table-cell table:style-name="ce7" table:formula="of:=(1056*[.G$13]*[.$D26])/([.$O$4]*[.$C$33])" office:value-type="float" office:value="5455.0715860632">
            <text:p>5455.1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float" office:value="1.26">
            <text:p>1.26</text:p>
          </table:table-cell>
          <table:table-cell table:style-name="ce4" table:formula="of:=[.$C27]*[.$C$32]" office:value-type="float" office:value="3.4776">
            <text:p>3.48</text:p>
          </table:table-cell>
          <table:table-cell table:style-name="ce7" table:formula="of:=(1056*[.E$13]*[.$D27])/([.$O$4]*[.$C$33])" office:value-type="float" office:value="2571.67660485837">
            <text:p>2571.7</text:p>
          </table:table-cell>
          <table:table-cell table:style-name="ce7" table:formula="of:=(1056*[.F$13]*[.$D27])/([.$O$4]*[.$C$33])" office:value-type="float" office:value="3039.25416937807">
            <text:p>3039.3</text:p>
          </table:table-cell>
          <table:table-cell table:style-name="ce7" table:formula="of:=(1056*[.G$13]*[.$D27])/([.$O$4]*[.$C$33])" office:value-type="float" office:value="3506.83173389777">
            <text:p>3506.8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float" office:value="0.87">
            <text:p>0.87</text:p>
          </table:table-cell>
          <table:table-cell table:style-name="ce4" table:formula="of:=[.$C28]*[.$C$32]" office:value-type="float" office:value="2.4012">
            <text:p>2.40</text:p>
          </table:table-cell>
          <table:table-cell table:style-name="ce8" table:formula="of:=(1056*[.E$13]*[.$D28])/([.$O$4]*[.$C$33])" office:value-type="float" office:value="1775.68146525935">
            <text:p>1775.7</text:p>
          </table:table-cell>
          <table:table-cell table:style-name="ce8" table:formula="of:=(1056*[.F$13]*[.$D28])/([.$O$4]*[.$C$33])" office:value-type="float" office:value="2098.53264076105">
            <text:p>2098.5</text:p>
          </table:table-cell>
          <table:table-cell table:style-name="ce7" table:formula="of:=(1056*[.G$13]*[.$D28])/([.$O$4]*[.$C$33])" office:value-type="float" office:value="2421.38381626275">
            <text:p>2421.4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float" office:value="0.86">
            <text:p>0.86</text:p>
          </table:table-cell>
          <table:table-cell table:style-name="ce4" table:formula="of:=[.$C29]*[.$C$32]" office:value-type="float" office:value="2.3736">
            <text:p>2.37</text:p>
          </table:table-cell>
          <table:table-cell table:style-name="ce8" table:formula="of:=(1056*[.E$13]*[.$D29])/([.$O$4]*[.$C$33])" office:value-type="float" office:value="1755.27133347476">
            <text:p>1755.3</text:p>
          </table:table-cell>
          <table:table-cell table:style-name="ce8" table:formula="of:=(1056*[.F$13]*[.$D29])/([.$O$4]*[.$C$33])" office:value-type="float" office:value="2074.41157592471">
            <text:p>2074.4</text:p>
          </table:table-cell>
          <table:table-cell table:style-name="ce8" table:formula="of:=(1056*[.G$13]*[.$D29])/([.$O$4]*[.$C$33])" office:value-type="float" office:value="2393.55181837467">
            <text:p>2393.6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float" office:value="0.72">
            <text:p>0.72</text:p>
          </table:table-cell>
          <table:table-cell table:style-name="ce4" table:formula="of:=[.$C30]*[.$C$32]" office:value-type="float" office:value="1.9872">
            <text:p>1.99</text:p>
          </table:table-cell>
          <table:table-cell table:style-name="ce9" table:formula="of:=(1056*[.E$13]*[.$D30])/([.$O$4]*[.$C$33])" office:value-type="float" office:value="1469.5294884905">
            <text:p>1469.5</text:p>
          </table:table-cell>
          <table:table-cell table:style-name="ce8" table:formula="of:=(1056*[.F$13]*[.$D30])/([.$O$4]*[.$C$33])" office:value-type="float" office:value="1736.71666821604">
            <text:p>1736.7</text:p>
          </table:table-cell>
          <table:table-cell table:style-name="ce8" table:formula="of:=(1056*[.G$13]*[.$D30])/([.$O$4]*[.$C$33])" office:value-type="float" office:value="2003.90384794158">
            <text:p>2003.9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rever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ff</text:p>
          </table:table-cell>
          <table:table-cell office:value-type="float" office:value="2.76">
            <text:p>2.7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re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5" office:value-type="string" table:number-columns-spanned="3" table:number-rows-spanned="1">
            <text:p>RPM @ MPH</text:p>
          </table:table-cell>
          <table:covered-table-cell table:style-name="ce5" office:value-type="string">
            <text:p>RPM @ MPH</text:p>
          </table:covered-table-cell>
          <table:covered-table-cell table:style-name="ce1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string">
            <text:p>Stock Amarok</text:p>
          </table:table-cell>
          <table:table-cell table:style-name="ce1" office:value-type="string">
            <text:p>Trans</text:p>
          </table:table-cell>
          <table:table-cell table:style-name="ce1" office:value-type="string">
            <text:p>Final Drive</text:p>
          </table:table-cell>
          <table:table-cell table:style-name="ce6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4"/>
          <table:table-cell office:value-type="string">
            <text:p>https://d3d6mf6ofxeyve.cloudfront.net/wieckautodeadline60/files/Amarok%20Spec%20Sheet%20MY16%20V1_2nd%20June%202016.pdf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4.82">
            <text:p>4.82</text:p>
          </table:table-cell>
          <table:table-cell table:style-name="ce4" table:formula="of:=[.$C37]*[.$C$44]" office:value-type="float" office:value="20.726">
            <text:p>20.73</text:p>
          </table:table-cell>
          <table:table-cell table:style-name="ce7" table:formula="of:=(1056*[.E$13]*[.$D37])/([.$O$4]*[.$C$45])" office:value-type="float" office:value="13212.7808398119">
            <text:p>13212.8</text:p>
          </table:table-cell>
          <table:table-cell table:style-name="ce7" table:formula="of:=(1056*[.F$13]*[.$D37])/([.$O$4]*[.$C$45])" office:value-type="float" office:value="15615.1046288686">
            <text:p>15615.1</text:p>
          </table:table-cell>
          <table:table-cell table:style-name="ce7" table:formula="of:=(1056*[.G$13]*[.$D37])/([.$O$4]*[.$C$45])" office:value-type="float" office:value="18017.4284179253">
            <text:p>18017.4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float" office:value="2.54">
            <text:p>2.54</text:p>
          </table:table-cell>
          <table:table-cell table:style-name="ce4" table:formula="of:=[.$C38]*[.$C$44]" office:value-type="float" office:value="10.922">
            <text:p>10.92</text:p>
          </table:table-cell>
          <table:table-cell table:style-name="ce7" table:formula="of:=(1056*[.E$13]*[.$D38])/([.$O$4]*[.$C$45])" office:value-type="float" office:value="6962.75172886351">
            <text:p>6962.8</text:p>
          </table:table-cell>
          <table:table-cell table:style-name="ce7" table:formula="of:=(1056*[.F$13]*[.$D38])/([.$O$4]*[.$C$45])" office:value-type="float" office:value="8228.70658865688">
            <text:p>8228.7</text:p>
          </table:table-cell>
          <table:table-cell table:style-name="ce7" table:formula="of:=(1056*[.G$13]*[.$D38])/([.$O$4]*[.$C$45])" office:value-type="float" office:value="9494.66144845025">
            <text:p>9494.7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float" office:value="1.49">
            <text:p>1.49</text:p>
          </table:table-cell>
          <table:table-cell table:style-name="ce4" table:formula="of:=[.$C39]*[.$C$44]" office:value-type="float" office:value="6.407">
            <text:p>6.41</text:p>
          </table:table-cell>
          <table:table-cell table:style-name="ce8" table:formula="of:=(1056*[.E$13]*[.$D39])/([.$O$4]*[.$C$45])" office:value-type="float" office:value="4084.44884882151">
            <text:p>4084.4</text:p>
          </table:table-cell>
          <table:table-cell table:style-name="ce8" table:formula="of:=(1056*[.F$13]*[.$D39])/([.$O$4]*[.$C$45])" office:value-type="float" office:value="4827.0759122436">
            <text:p>4827.1</text:p>
          </table:table-cell>
          <table:table-cell table:style-name="ce7" table:formula="of:=(1056*[.G$13]*[.$D39])/([.$O$4]*[.$C$45])" office:value-type="float" office:value="5569.7029756657">
            <text:p>5569.7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float" office:value="1">
            <text:p>1.00</text:p>
          </table:table-cell>
          <table:table-cell table:style-name="ce4" table:formula="of:=[.$C40]*[.$C$44]" office:value-type="float" office:value="4.3">
            <text:p>4.30</text:p>
          </table:table-cell>
          <table:table-cell table:style-name="ce8" table:formula="of:=(1056*[.E$13]*[.$D40])/([.$O$4]*[.$C$45])" office:value-type="float" office:value="2741.24083813524">
            <text:p>2741.2</text:p>
          </table:table-cell>
          <table:table-cell table:style-name="ce8" table:formula="of:=(1056*[.F$13]*[.$D40])/([.$O$4]*[.$C$45])" office:value-type="float" office:value="3239.64826325074">
            <text:p>3239.6</text:p>
          </table:table-cell>
          <table:table-cell table:style-name="ce8" table:formula="of:=(1056*[.G$13]*[.$D40])/([.$O$4]*[.$C$45])" office:value-type="float" office:value="3738.05568836624">
            <text:p>3738.1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float" office:value="0.76">
            <text:p>0.76</text:p>
          </table:table-cell>
          <table:table-cell table:style-name="ce4" table:formula="of:=[.$C41]*[.$C$44]" office:value-type="float" office:value="3.268">
            <text:p>3.27</text:p>
          </table:table-cell>
          <table:table-cell table:style-name="ce9" table:formula="of:=(1056*[.E$13]*[.$D41])/([.$O$4]*[.$C$45])" office:value-type="float" office:value="2083.34303698278">
            <text:p>2083.3</text:p>
          </table:table-cell>
          <table:table-cell table:style-name="ce8" table:formula="of:=(1056*[.F$13]*[.$D41])/([.$O$4]*[.$C$45])" office:value-type="float" office:value="2462.13268007056">
            <text:p>2462.1</text:p>
          </table:table-cell>
          <table:table-cell table:style-name="ce8" table:formula="of:=(1056*[.G$13]*[.$D41])/([.$O$4]*[.$C$45])" office:value-type="float" office:value="2840.92232315834">
            <text:p>2840.9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float" office:value="0.64">
            <text:p>0.64</text:p>
          </table:table-cell>
          <table:table-cell table:style-name="ce4" table:formula="of:=[.$C42]*[.$C$44]" office:value-type="float" office:value="2.752">
            <text:p>2.75</text:p>
          </table:table-cell>
          <table:table-cell table:style-name="ce7" table:formula="of:=(1056*[.E$13]*[.$D42])/([.$O$4]*[.$C$45])" office:value-type="float" office:value="1754.39413640656">
            <text:p>1754.4</text:p>
          </table:table-cell>
          <table:table-cell table:style-name="ce7" table:formula="of:=(1056*[.F$13]*[.$D42])/([.$O$4]*[.$C$45])" office:value-type="float" office:value="2073.37488848047">
            <text:p>2073.4</text:p>
          </table:table-cell>
          <table:table-cell table:style-name="ce7" table:formula="of:=(1056*[.G$13]*[.$D42])/([.$O$4]*[.$C$45])" office:value-type="float" office:value="2392.35564055439">
            <text:p>2392.4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reverse</text:p>
          </table:table-cell>
          <table:table-cell table:style-name="ce4" office:value-type="float" office:value="4.37">
            <text:p>4.37</text:p>
          </table:table-cell>
          <table:table-cell table:style-name="ce4" table:formula="of:=[.$C43]*[.$C$44]" office:value-type="float" office:value="18.791">
            <text:p>18.79</text:p>
          </table:table-cell>
          <table:table-cell table:style-name="ce7" table:formula="of:=(1056*[.E$13]*[.$D43])/([.$O$4]*[.$C$45])" office:value-type="float" office:value="11979.222462651">
            <text:p>11979.2</text:p>
          </table:table-cell>
          <table:table-cell table:style-name="ce7" table:formula="of:=(1056*[.F$13]*[.$D43])/([.$O$4]*[.$C$45])" office:value-type="float" office:value="14157.2629104057">
            <text:p>14157.3</text:p>
          </table:table-cell>
          <table:table-cell table:style-name="ce7" table:formula="of:=(1056*[.G$13]*[.$D43])/([.$O$4]*[.$C$45])" office:value-type="float" office:value="16335.3033581605">
            <text:p>16335.3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diff</text:p>
          </table:table-cell>
          <table:table-cell table:style-name="ce4" office:value-type="float" office:value="4.3">
            <text:p>4.3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re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4"/>
          <table:table-cell table:style-name="ce5" office:value-type="string" table:number-columns-spanned="3" table:number-rows-spanned="1">
            <text:p>RPM @ MPH</text:p>
          </table:table-cell>
          <table:covered-table-cell table:style-name="ce5" office:value-type="string">
            <text:p>RPM @ MPH</text:p>
          </table:covered-table-cell>
          <table:covered-table-cell table:style-name="ce1"/>
          <table:table-cell table:style-name="ce1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string">
            <text:p>Proposed</text:p>
          </table:table-cell>
          <table:table-cell table:style-name="ce1" office:value-type="string">
            <text:p>R156F</text:p>
          </table:table-cell>
          <table:table-cell table:style-name="ce1" office:value-type="string">
            <text:p>Final Drive</text:p>
          </table:table-cell>
          <table:table-cell table:style-name="ce6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4.31">
            <text:p>4.31</text:p>
          </table:table-cell>
          <table:table-cell table:formula="of:=[.$C49]*[.$C$56]" office:value-type="float" office:value="21.0328">
            <text:p>21.0328</text:p>
          </table:table-cell>
          <table:table-cell table:style-name="ce10" table:formula="of:=(1056*[.E$13]*[.$D49])/([.$O$4]*[.$C$57])" office:value-type="float" office:value="11109.7882970737">
            <text:p>11109.8</text:p>
          </table:table-cell>
          <table:table-cell table:style-name="ce10" table:formula="of:=(1056*[.F$13]*[.$D49])/([.$O$4]*[.$C$57])" office:value-type="float" office:value="13129.7498056326">
            <text:p>13129.7</text:p>
          </table:table-cell>
          <table:table-cell table:style-name="ce10" table:formula="of:=(1056*[.G$13]*[.$D49])/([.$O$4]*[.$C$57])" office:value-type="float" office:value="15149.7113141915">
            <text:p>15149.7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float" office:value="2.33">
            <text:p>2.33</text:p>
          </table:table-cell>
          <table:table-cell table:formula="of:=[.$C50]*[.$C$56]" office:value-type="float" office:value="11.3704">
            <text:p>11.3704</text:p>
          </table:table-cell>
          <table:table-cell table:style-name="ce10" table:formula="of:=(1056*[.E$13]*[.$D50])/([.$O$4]*[.$C$57])" office:value-type="float" office:value="6005.98764087745">
            <text:p>6006.0</text:p>
          </table:table-cell>
          <table:table-cell table:style-name="ce10" table:formula="of:=(1056*[.F$13]*[.$D50])/([.$O$4]*[.$C$57])" office:value-type="float" office:value="7097.98539376426">
            <text:p>7098.0</text:p>
          </table:table-cell>
          <table:table-cell table:style-name="ce10" table:formula="of:=(1056*[.G$13]*[.$D50])/([.$O$4]*[.$C$57])" office:value-type="float" office:value="8189.98314665106">
            <text:p>8190.0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float" office:value="1.44">
            <text:p>1.44</text:p>
          </table:table-cell>
          <table:table-cell table:formula="of:=[.$C51]*[.$C$56]" office:value-type="float" office:value="7.0272">
            <text:p>7.0272</text:p>
          </table:table-cell>
          <table:table-cell table:style-name="ce8" table:formula="of:=(1056*[.E$13]*[.$D51])/([.$O$4]*[.$C$57])" office:value-type="float" office:value="3711.85502268821">
            <text:p>3711.9</text:p>
          </table:table-cell>
          <table:table-cell table:style-name="ce8" table:formula="of:=(1056*[.F$13]*[.$D51])/([.$O$4]*[.$C$57])" office:value-type="float" office:value="4386.73775408606">
            <text:p>4386.7</text:p>
          </table:table-cell>
          <table:table-cell table:style-name="ce10" table:formula="of:=(1056*[.G$13]*[.$D51])/([.$O$4]*[.$C$57])" office:value-type="float" office:value="5061.62048548392">
            <text:p>5061.6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float" office:value="1">
            <text:p>1.00</text:p>
          </table:table-cell>
          <table:table-cell table:formula="of:=[.$C52]*[.$C$56]" office:value-type="float" office:value="4.88">
            <text:p>4.88</text:p>
          </table:table-cell>
          <table:table-cell table:style-name="ce8" table:formula="of:=(1056*[.E$13]*[.$D52])/([.$O$4]*[.$C$57])" office:value-type="float" office:value="2577.67709908903">
            <text:p>2577.7</text:p>
          </table:table-cell>
          <table:table-cell table:style-name="ce8" table:formula="of:=(1056*[.F$13]*[.$D52])/([.$O$4]*[.$C$57])" office:value-type="float" office:value="3046.34566255977">
            <text:p>3046.3</text:p>
          </table:table-cell>
          <table:table-cell table:style-name="ce8" table:formula="of:=(1056*[.G$13]*[.$D52])/([.$O$4]*[.$C$57])" office:value-type="float" office:value="3515.0142260305">
            <text:p>3515.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float" office:value="0.79">
            <text:p>0.79</text:p>
          </table:table-cell>
          <table:table-cell table:formula="of:=[.$C53]*[.$C$56]" office:value-type="float" office:value="3.8552">
            <text:p>3.8552</text:p>
          </table:table-cell>
          <table:table-cell table:style-name="ce9" table:formula="of:=(1056*[.E$13]*[.$D53])/([.$O$4]*[.$C$57])" office:value-type="float" office:value="2036.36490828034">
            <text:p>2036.4</text:p>
          </table:table-cell>
          <table:table-cell table:style-name="ce8" table:formula="of:=(1056*[.F$13]*[.$D53])/([.$O$4]*[.$C$57])" office:value-type="float" office:value="2406.61307342222">
            <text:p>2406.6</text:p>
          </table:table-cell>
          <table:table-cell table:style-name="ce8" table:formula="of:=(1056*[.G$13]*[.$D53])/([.$O$4]*[.$C$57])" office:value-type="float" office:value="2776.86123856409">
            <text:p>2776.9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/>
          <table:table-cell table:formula="of:=[.$C54]*[.$C$56]" office:value-type="float" office:value="0">
            <text:p>0</text:p>
          </table:table-cell>
          <table:table-cell table:style-name="ce9" table:formula="of:=(1056*[.E$13]*[.$D54])/([.$O$4]*[.$C$57])" office:value-type="float" office:value="0">
            <text:p>0.0</text:p>
          </table:table-cell>
          <table:table-cell table:style-name="ce8" table:formula="of:=(1056*[.F$13]*[.$D54])/([.$O$4]*[.$C$57])" office:value-type="float" office:value="0">
            <text:p>0.0</text:p>
          </table:table-cell>
          <table:table-cell table:style-name="ce8" table:formula="of:=(1056*[.G$13]*[.$D54])/([.$O$4]*[.$C$57])" office:value-type="float" office:value="0">
            <text:p>0.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reverse</text:p>
          </table:table-cell>
          <table:table-cell office:value-type="float" office:value="4.22">
            <text:p>4.22</text:p>
          </table:table-cell>
          <table:table-cell table:formula="of:=[.$C55]*[.$C$56]" office:value-type="float" office:value="20.5936">
            <text:p>20.5936</text:p>
          </table:table-cell>
          <table:table-cell table:style-name="ce10" table:formula="of:=(1056*[.E$13]*[.$D55])/([.$O$4]*[.$C$57])" office:value-type="float" office:value="10877.7973581557">
            <text:p>10877.8</text:p>
          </table:table-cell>
          <table:table-cell table:style-name="ce10" table:formula="of:=(1056*[.F$13]*[.$D55])/([.$O$4]*[.$C$57])" office:value-type="float" office:value="12855.5786960022">
            <text:p>12855.6</text:p>
          </table:table-cell>
          <table:table-cell table:style-name="ce10" table:formula="of:=(1056*[.G$13]*[.$D55])/([.$O$4]*[.$C$57])" office:value-type="float" office:value="14833.3600338487">
            <text:p>14833.4</text:p>
          </table:table-cell>
          <table:table-cell table:style-name="ce10" table:number-columns-repeated="3"/>
          <table:table-cell table:number-columns-repeated="1011"/>
        </table:table-row>
        <table:table-row table:style-name="ro1">
          <table:table-cell/>
          <table:table-cell office:value-type="string">
            <text:p>diff</text:p>
          </table:table-cell>
          <table:table-cell table:style-name="ce4" office:value-type="float" office:value="4.88">
            <text:p>4.8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re</text:p>
          </table:table-cell>
          <table:table-cell office:value-type="float" office:value="35">
            <text:p>35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4">01/04/2025</text:date>, <text:time>23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Faragallah</meta:initial-creator>
    <meta:creation-date>2024-01-14T12:39:16</meta:creation-date>
    <dc:date>2025-01-04T23:52:28</dc:date>
    <dc:creator>Tyler Faragallah</dc:creator>
    <meta:editing-duration>P6DT21H54M51S</meta:editing-duration>
    <meta:editing-cycles>12</meta:editing-cycles>
    <meta:generator>OpenOffice/4.1.14$Unix OpenOffice.org_project/4114m1$Build-9811</meta:generator>
    <meta:document-statistic meta:table-count="1" meta:cell-count="289" meta:object-count="0"/>
  </office:meta>
</office:document-meta>
</file>